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UrbanTitle">
      <style:text-properties fo:font-size="12pt" style:text-underline-style="none" style:font-size-asian="12pt" style:font-size-complex="12pt"/>
    </style:style>
    <style:style style:name="P6" style:family="paragraph" style:parent-style-name="UrbanBody" style:list-style-name="L1"/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1" fo:font-size="12pt" style:font-size-asian="12pt" style:font-size-complex="12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7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Cadre2" text:anchor-type="paragraph" svg:x="0cm" svg:y="0cm" svg:width="7.128cm" draw:z-index="0"><draw:text-box fo:min-height="5.226cm"><text:p text:style-name="P2"><office:annotation><dc:creator>Gauthier Bastien</dc:creator><dc:date>2011-01-13T14:56:41</dc:date><text:p text:style-name="P7"><text:span text:style-name="T6">do text</text:span></text:p><text:p text:style-name="P7"><text:span text:style-name="T6">from document(at=header, format='odt')</text:span></text:p></office:annotation><text:span text:style-name="T2">Import depuis header.odt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UrbanTitle">Avis d'urbanisme</text:p>
      <text:p text:style-name="P5">Annexe 26 (article 335) - Art.116 §1er du CWATUPE</text:p>
      <text:p text:style-name="UrbanBody"/>
      <text:p text:style-name="UrbanBody"><text:span text:style-name="T3"><office:annotation><dc:creator>Gauthier Bastien</dc:creator><dc:date>2011-01-13T14:56:41</dc:date><text:p text:style-name="P7"><text:span text:style-name="T6">do text</text:span></text:p><text:p text:style-name="P7"><text:span text:style-name="T6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7"><text:span text:style-name="T9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7"><text:span text:style-name="T8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self.getPortionOutsText()</text:text-input></text:p>
      <text:p text:style-name="UrbanBody"/>
      <text:p text:style-name="UrbanBody">L'Administration Communale <text:text-input text:description="Nom de la commune préfixée">tool.getCityName(prefixed=True)</text:text-input> fait savoir que <text:text-input text:description="Demandeurs avec adresse">self.getApplicantsSignaletic(withaddress=True)</text:text-input></text:p>
      <text:p text:style-name="UrbanBody"/>
      <text:p text:style-name="UrbanBody"><office:annotation><dc:creator>Gauthier Bastien</dc:creator><dc:date>2011-02-25T09:32:36</dc:date><text:p text:style-name="P7"><text:span text:style-name="T6">do text if len(self.getApplicants()) &gt; 1</text:span></text:p></office:annotation>ont introduit une demande de permis d’urbanisme ayant trait à un terrain sis à <text:text-input text:description="Emplacement des travaux">self.getWorkLocationSignaletic()</text:text-input> et cadastré <text:text-input text:description="Cadastre">self.getPortionOutsText() </text:text-input> <text:span text:style-name="T5">pour y effectuer les travaux suivants : </text:span><text:span text:style-name="T5"><text:text-input text:description="Nature des travaux">self.getLicenceSubject()</text:text-input></text:span></text:p>
      <text:p text:style-name="UrbanBody"><office:annotation><dc:creator>Gauthier Bastien</dc:creator><dc:date>2011-02-25T09:32:36</dc:date><text:p text:style-name="P7"><text:span text:style-name="T6">do text if not len(self.getApplicants()) &gt; 1</text:span></text:p></office:annotation>a introduit une demande de permis d’urbanisme ayant trait à un terrain sis à <text:text-input text:description="Emplacement des travaux">self.getWorkLocationSignaletic()</text:text-input> et cadastré <text:text-input text:description="Cadastre">self.getPortionOutsText() </text:text-input> <text:span text:style-name="T5">pour y effectuer les travaux suivants : </text:span><text:span text:style-name="T5"><text:text-input text:description="Nature des travaux">self.getLicenceSubject()</text:text-input></text:span></text:p>
      <text:p text:style-name="UrbanBody"><office:annotation><dc:creator>Stéphan Geulette</dc:creator><dc:date>2011-04-11T16:21:24</dc:date><text:p text:style-name="P7"><text:span text:style-name="T6">do text if len(self.getInvestigationArticles()) &gt; 1</text:span></text:p></office:annotation><text:line-break/>Cette construction tombe sous l’application des articles <text:text-input text:description="Numéros des articles">self.displayValue(self.Vocabulary('investigationArticles')[0], urbanEventObj.getLinkedInquiry().getInvestigationArticles())</text:text-input> du C.W.A.T.U.P.E.:</text:p>
      <text:p text:style-name="UrbanBody"><office:annotation><dc:creator>Stéphan Geulette</dc:creator><dc:date>2011-04-11T16:21:24</dc:date><text:p text:style-name="P7"><text:span text:style-name="T6">do text if len(self.getInvestigationArticles()) == 1</text:span></text:p></office:annotation><text:line-break/>Cette construction tombe sous l’application de l'article <text:text-input text:description="Numéros des articles">self.displayValue(self.Vocabulary('investigationArticles')[0], urbanEventObj.getLinkedInquiry().getInvestigationArticles())</text:text-input> du C.W.A.T.U.P.E.:</text:p>
      <text:p text:style-name="UrbanBody"/>
      <text:section text:style-name="Sect1" text:name="Section2">
        <text:list xml:id="list1195206413" text:style-name="L1">
          <text:list-item>
            <text:p text:style-name="P6"><office:annotation><dc:creator>Stéphan Geulette</dc:creator><dc:date>2011-04-11T21:05:37</dc:date><text:p text:style-name="P7"><text:span text:style-name="T7">do section- for article in self.getInvestigationArticles()</text:span></text:p></office:annotation><text:span text:style-name="T4"> </text:span><text:span text:style-name="T4"><office:annotation><dc:creator>Stéphan Geulette</dc:creator><dc:date>2011-04-11T13:26:13</dc:date><text:p text:style-name="P7"><text:span text:style-name="T6">do text</text:span></text:p><text:p text:style-name="P7"><text:span text:style-name="T6">from xhtml(</text:span><text:span text:style-name="T7">self.portal_urban.decorateHTML('UrbanBody',</text:span><text:span text:style-name="T6">self.getTerm('investigationarticles', article).getFormattedDescription()))</text:span></text:p></office:annotation></text:span><text:span text:style-name="T4">ceci est remplacé par le paragraphe correspondant à l'article choisi</text:span></text:p>
          </text:list-item>
        </text:list>
      </text:section>
      <text:p text:style-name="UrbanBody"/>
      <text:p text:style-name="UrbanBody">Les réclamations et observations écrites sont à adresser au Collège Communal, du <text:text-input text:description="Date début d'enquête">tool.formatDate(urbanEventObj.getLinkedInquiry().getInvestigationStart())</text:text-input> au <text:text-input text:description="Date fin enquête">tool.formatDate(urbanEventObj.getLinkedInquiry().getInvestigationEnd())</text:text-input> inclus.</text:p>
      <text:p text:style-name="UrbanBody"/>
      <text:p text:style-name="UrbanBody"><text:span text:style-name="T4"><office:annotation><dc:creator>Gauthier Bastien</dc:creator><dc:date>2011-02-25T11:04:01</dc:date><text:p text:style-name="P7"><text:span text:style-name="T6">do text if urbanEventObj.getClaimsDate()</text:span></text:p></office:annotation></text:span><text:span text:style-name="T4">Les réclamations et observations orales peuvent être formulées le </text:span><text:span text:style-name="T4"><text:text-input text:description="Date de la séance de réclamations">tool.formatDate(urbanEventObj.getClaimsDate())</text:text-input></text:span><text:span text:style-name="T4"> de 10h00 à 12h00 à l’Administration Communale. <text:line-break/></text:span><text:span text:style-name="T4"><text:line-break/></text:span><text:soft-page-break/><text:span text:style-name="T4"><office:annotation><dc:creator>Gauthier Bastien</dc:creator><dc:date>2011-02-25T11:04:01</dc:date><text:p text:style-name="P7"><text:span text:style-name="T6">do text if urbanEventObj.getExplanationsDate()</text:span></text:p></office:annotation></text:span>Des explications seront fournies le <text:text-input text:description="Date de la séance d'explications">tool.formatDate(urbanEventObj.getExplanationsDate())</text:text-input> de 10 à 12 h à l’Administration Communale. <text:line-break/><text:line-break/><text:span text:style-name="T4">Le dossier peut être consulté à l’administration Communale pendant les heures d'ouverture du service. </text:span></text:p>
      <text:p text:style-name="UrbanBody"/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7"><text:span text:style-name="T6">do text</text:span></text:p><text:p text:style-name="P7"><text:span text:style-name="T6">from document(at=signatures, format='odt')</text:span></text:p></office:annotation><text:span text:style-name="T1">Import depuis signatures.odt</text:span></text:p>
      <text:p text:style-name="UrbanBody"/>
      <text:p text:style-name="UrbanBody">Vu pour être annexé à l’arrêté du Gouvernement wallon du 19 mars 1998 déterminant la liste des demandes de permis d’urbanisme, de permis de lotir et de certificats d’urbanisme soumises à enquête publique et fixant les modalités de ces enquêtes publique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generator>OpenOffice.org/3.1$Linux OpenOffice.org_project/310m19$Build-9420</meta:generator>
    <meta:creation-date>2009-07-27T10:37:25</meta:creation-date>
    <dc:date>2011-09-09T11:52:32</dc:date>
    <dc:language>fr-FR</dc:language>
    <meta:editing-cycles>76</meta:editing-cycles>
    <meta:editing-duration>PT33H27M12S</meta:editing-duration>
    <dc:creator>Gauthier Bastien</dc:creator>
    <meta:document-statistic meta:table-count="0" meta:image-count="0" meta:object-count="0" meta:page-count="2" meta:paragraph-count="21" meta:word-count="234" meta:character-count="2344"/>
    <meta:user-defined meta:name="Info 1"/>
    <meta:user-defined meta:name="Info 2"/>
    <meta:user-defined meta:name="Info 3"/>
    <meta:user-defined meta:name="Info 4"/>
  </office:meta>
</office:document-meta>
</file>